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Pictures/1000020100000293000001381589FC17FE8BB605.png" manifest:media-type="image/png"/>
  <manifest:file-entry manifest:full-path="Pictures/10000000000002B2000001007CB8BDA6101329F0.png" manifest:media-type="image/png"/>
  <manifest:file-entry manifest:full-path="Pictures/10000000000000D90000004915A1B6D238DDB8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0.65cm" fo:min-width="19.09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2.779cm, 2.299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3.564cm, 3.199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2.611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fo:min-height="0.86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399cm, 9.504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999cm, 8.7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22pt"/>
    </style:style>
    <style:style style:name="P5" style:family="paragraph">
      <loext:graphic-properties draw:fill="none" draw:fill-color="#ffffff"/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0.9cm" svg:x="1cm" svg:y="3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3cm" svg:height="1.782cm" svg:x="1.4cm" svg:y="6.423cm">
          <draw:image xlink:href="Pictures/10000000000000D90000004915A1B6D238DDB873.png" xlink:type="simple" xlink:show="embed" xlink:actuate="onLoad">
            <text:p/>
          </draw:image>
        </draw:frame>
        <draw:frame draw:style-name="gr3" draw:text-style-name="P2" draw:layer="layout" svg:width="13.6cm" svg:height="2.916cm" svg:x="1.1cm" svg:y="8.383cm">
          <draw:image xlink:href="Pictures/10000000000002B2000001007CB8BDA6101329F0.png" xlink:type="simple" xlink:show="embed" xlink:actuate="onLoad">
            <text:p/>
          </draw:image>
        </draw:frame>
        <draw:frame draw:style-name="gr4" draw:text-style-name="P2" draw:layer="layout" svg:width="11.671cm" svg:height="3.299cm" svg:x="1.1cm" svg:y="11.2cm">
          <draw:image xlink:href="Pictures/1000020100000293000001381589FC17FE8BB605.png" xlink:type="simple" xlink:show="embed" xlink:actuate="onLoad">
            <text:p/>
          </draw:image>
        </draw:frame>
        <draw:frame draw:style-name="gr5" draw:text-style-name="P3" draw:layer="layout" svg:width="3.9cm" svg:height="2.961cm" svg:x="15.4cm" svg:y="4.039cm">
          <draw:text-box>
            <text:p>= velocity</text:p>
            <text:p>= pressure</text:p>
            <text:p>= temperature</text:p>
            <text:p>= density</text:p>
            <text:p>= viscosity</text:p>
          </draw:text-box>
        </draw:frame>
        <draw:frame draw:style-name="gr6" draw:text-style-name="P2" draw:layer="layout" svg:width="0.522cm" svg:height="0.47cm" svg:x="14.9cm" svg:y="4.13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2" draw:layer="layout" svg:width="0.466cm" svg:height="0.47cm" svg:x="14.9cm" svg:y="4.63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2" draw:layer="layout" svg:width="0.483cm" svg:height="0.47cm" svg:x="14.9cm" svg:y="5.33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2" draw:layer="layout" svg:width="0.433cm" svg:height="0.331cm" svg:x="14.9cm" svg:y="5.93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2" draw:layer="layout" svg:width="0.458cm" svg:height="0.314cm" svg:x="14.9cm" svg:y="6.5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5" draw:layer="layout" svg:width="8.1cm" svg:height="1.11cm" svg:x="1.3cm" svg:y="4.8cm">
          <draw:text-box>
            <text:p text:style-name="P4">Navier-Stokes equations</text:p>
          </draw:text-box>
        </draw:frame>
        <draw:frame draw:style-name="gr8" draw:text-style-name="P2" draw:layer="layout" svg:width="5.099cm" svg:height="3.018cm" svg:x="14.901cm" svg:y="7.4cm">
          <draw:image xlink:href="Pictures/10000000000002B2000001007CB8BDA6101329F0.png" xlink:type="simple" xlink:show="embed" xlink:actuate="onLoad">
            <text:p/>
          </draw:image>
        </draw:frame>
        <draw:frame draw:style-name="gr9" draw:text-style-name="P2" draw:layer="layout" svg:width="5.247cm" svg:height="3.603cm" svg:x="14.763cm" svg:y="10.969cm">
          <draw:image xlink:href="Pictures/1000020100000293000001381589FC17FE8BB60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9T17:22:23.418834622</meta:creation-date>
    <dc:date>2020-11-01T19:25:30.941685631</dc:date>
    <meta:editing-duration>PT15M47S</meta:editing-duration>
    <meta:editing-cycles>8</meta:editing-cycles>
    <meta:generator>LibreOffice/5.1.6.2$Linux_X86_64 LibreOffice_project/10m0$Build-2</meta:generator>
    <meta:document-statistic meta:object-count="13"/>
  </office:meta>
</office:document-meta>
</file>

<file path=Object 1/content.xml><?xml version="1.0" encoding="utf-8"?>
<math xmlns="http://www.w3.org/1998/Math/MathML" display="block">
  <semantics>
    <mi mathvariant="normal">ρ</mi>
    <annotation encoding="StarMath 5.0">%rho</annotation>
  </semantics>
</math>
</file>

<file path=Object 2/content.xml><?xml version="1.0" encoding="utf-8"?>
<math xmlns="http://www.w3.org/1998/Math/MathML" display="block">
  <semantics>
    <mover accent="true">
      <mi>V</mi>
      <mo stretchy="false">⃗</mo>
    </mover>
    <annotation encoding="StarMath 5.0">vec{V}</annotation>
  </semantics>
</math>
</file>

<file path=Object 3/content.xml><?xml version="1.0" encoding="utf-8"?>
<math xmlns="http://www.w3.org/1998/Math/MathML" display="block">
  <semantics>
    <mi>p</mi>
    <annotation encoding="StarMath 5.0">p</annotation>
  </semantics>
</math>
</file>

<file path=Object 4/content.xml><?xml version="1.0" encoding="utf-8"?>
<math xmlns="http://www.w3.org/1998/Math/MathML" display="block">
  <semantics>
    <mi>T</mi>
    <annotation encoding="StarMath 5.0">T</annotation>
  </semantics>
</math>
</file>

<file path=Object 5/content.xml><?xml version="1.0" encoding="utf-8"?>
<math xmlns="http://www.w3.org/1998/Math/MathML" display="block">
  <semantics>
    <mi mathvariant="normal">μ</mi>
    <annotation encoding="StarMath 5.0">%mu</annotation>
  </semantics>
</math>
</file>